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4500000488B50FBDC1A741A324.png" manifest:media-type="image/png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Pictures/1000000000000780000004B093753406D830E8C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ebas" svg:font-family="Bebas" style:font-pitch="variable"/>
    <style:font-face style:name="Bebas Neue" svg:font-family="'Bebas Neue'" style:font-pitch="variable"/>
    <style:font-face style:name="Cantarell" svg:font-family="Cantarell" style:font-pitch="variable"/>
    <style:font-face style:name="Garuda" svg:font-family="Garuda" style:font-pitch="variable"/>
    <style:font-face style:name="Liberation Sans1" svg:font-family="'Liberation Sans'" style:font-pitch="variable"/>
    <style:font-face style:name="Umpush" svg:font-family="Umpus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mpush1" svg:font-family="Umpush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15%" draw:contrast="1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6.172cm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55cm" fo:min-width="16.5cm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2.75cm" fo:min-width="20.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ebas" fo:font-size="80pt" style:font-size-asian="80pt" style:font-size-complex="80pt"/>
    </style:style>
    <style:style style:name="P4" style:family="paragraph">
      <style:paragraph-properties fo:text-align="center" style:writing-mode="lr-tb"/>
      <style:text-properties style:font-name="Cantarell" fo:font-weight="bold" style:font-weight-asian="bold" style:font-name-complex="Cantarell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style:font-name="Cantarell" fo:font-weight="bold" style:font-weight-asian="bold" style:font-name-complex="Cantarell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Bebas Neue"/>
    </style:style>
    <style:style style:name="T1" style:family="text">
      <style:text-properties fo:color="#ffffff" loext:opacity="100%" style:font-name="Bebas" fo:font-size="250pt" style:font-size-asian="250pt" style:font-size-complex="250pt"/>
    </style:style>
    <style:style style:name="T2" style:family="text">
      <style:text-properties fo:color="#ffffff" loext:opacity="100%" style:font-name="Bebas" fo:font-size="16pt" style:font-size-asian="16pt" style:font-size-complex="16pt"/>
    </style:style>
    <style:style style:name="T3" style:family="text">
      <style:text-properties fo:color="#ffffff" loext:opacity="100%" style:font-name="Bebas" fo:font-size="32pt" style:font-size-asian="32pt" style:font-size-complex="32pt"/>
    </style:style>
    <style:style style:name="T4" style:family="text">
      <style:text-properties style:font-name="Garuda" fo:font-weight="bold" style:font-weight-asian="bold" style:font-name-complex="Garuda" style:font-weight-complex="bold"/>
    </style:style>
    <style:style style:name="T5" style:family="text">
      <style:text-properties style:font-name="Cantarell" fo:font-weight="bold" style:font-weight-asian="bold" style:font-name-complex="Cantarell" style:font-weight-complex="bold"/>
    </style:style>
    <style:style style:name="T6" style:family="text">
      <style:text-properties style:font-name="Bebas Neu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7.526cm" svg:height="29.7cm" svg:x="-5.527cm" svg:y="-0.019cm">
          <draw:image xlink:href="Pictures/1000000000000780000004B093753406D830E8C3.jpg" xlink:type="simple" xlink:show="embed" xlink:actuate="onLoad" draw:mime-type="image/jpeg">
            <text:p/>
          </draw:image>
        </draw:frame>
        <draw:frame draw:style-name="gr2" draw:text-style-name="P3" draw:layer="layout" svg:width="21cm" svg:height="16.422cm" svg:x="0cm" svg:y="4.5cm">
          <draw:text-box>
            <text:p text:style-name="P2"><text:span text:style-name="T1">M</text:span><text:span text:style-name="T1">X</text:span><text:span text:style-name="T1">-</text:span><text:span text:style-name="T1">1</text:span><text:span text:style-name="T1">9</text:span></text:p>
            <text:p text:style-name="P2"><text:span text:style-name="T2"><text:s/></text:span></text:p>
            <text:p text:style-name="P2"><text:span text:style-name="T3">2</text:span><text:span text:style-name="T3">0</text:span><text:span text:style-name="T3">2</text:span><text:span text:style-name="T3">0</text:span><text:span text:style-name="T3">0</text:span><text:span text:style-name="T3">2</text:span><text:span text:style-name="T3">1</text:span><text:span text:style-name="T3">4</text:span></text:p>
          </draw:text-box>
        </draw:frame>
        <draw:custom-shape draw:style-name="gr3" draw:text-style-name="P5" draw:layer="layout" svg:width="17cm" svg:height="1.8cm" svg:x="2cm" svg:y="14.1cm">
          <text:p text:style-name="P4"><text:span text:style-name="T4">คู่มือ</text:span><text:span text:style-name="T5"> </text:span><text:span text:style-name="T5">MX-19</text:span><text:span text:style-name="T4"> </text:span><text:span text:style-name="T4">ฉบับ</text:span><text:span text:style-name="T4">ภาษาไทย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1cm" svg:height="3cm" svg:x="0cm" svg:y="2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controls" svg:width="1.9cm" svg:height="1.721cm" svg:x="0.5cm" svg:y="27.479cm">
          <draw:image xlink:href="Pictures/1000101700001EE600001BFF88DB7DB7F1287425.svg" xlink:type="simple" xlink:show="embed" xlink:actuate="onLoad" draw:mime-type="image/svg+xml">
            <text:p/>
          </draw:image>
          <draw:image xlink:href="Pictures/100002010000018F0000016903F66CC7BC77BFB1.png" xlink:type="simple" xlink:show="embed" xlink:actuate="onLoad" draw:mime-type="image/png"/>
        </draw:frame>
        <draw:frame draw:style-name="gr5" draw:text-style-name="P1" draw:layer="controls" svg:width="3.587cm" svg:height="1.442cm" svg:x="17.013cm" svg:y="27.6cm">
          <draw:image xlink:href="Pictures/1000020100000B4500000488B50FBDC1A741A324.png" xlink:type="simple" xlink:show="embed" xlink:actuate="onLoad" draw:mime-type="image/png">
            <text:p/>
          </draw:image>
        </draw:frame>
        <draw:frame draw:style-name="gr6" draw:text-style-name="P7" draw:layer="layout" svg:width="3.2cm" svg:height="2.1cm" svg:x="10.6cm" svg:y="9.9cm">
          <draw:text-box>
            <text:p><text:span text:style-name="T6">L I N U 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ebas" svg:font-family="Bebas" style:font-pitch="variable"/>
    <style:font-face style:name="Bebas Neue" svg:font-family="'Bebas Neue'" style:font-pitch="variable"/>
    <style:font-face style:name="Cantarell" svg:font-family="Cantarell" style:font-pitch="variable"/>
    <style:font-face style:name="Garuda" svg:font-family="Garuda" style:font-pitch="variable"/>
    <style:font-face style:name="Liberation Sans1" svg:font-family="'Liberation Sans'" style:font-pitch="variable"/>
    <style:font-face style:name="Umpush" svg:font-family="Umpus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mpush1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Umpush1" style:font-family-complex="Umpush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5-29T18:56:21.170659787</meta:creation-date>
    <dc:date>2020-07-20T11:37:49.865966977</dc:date>
    <meta:editing-duration>PT17M11S</meta:editing-duration>
    <meta:editing-cycles>5</meta:editing-cycles>
    <meta:generator>LibreOffice/7.0.0.2$MacOSX_X86_64 LibreOffice_project/c01aa64b6c3d89ebe5fe69c28c7adb24eb85249c</meta:generator>
    <meta:document-statistic meta:object-count="7"/>
  </office:meta>
</office:document-meta>
</file>